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nBJS" svg:font-family="SenBJS"/>
    <style:font-face style:name="Arial3" svg:font-family="Arial" style:font-family-generic="swiss"/>
    <style:font-face style:name="Courier New" svg:font-family="'Courier New'" style:font-adornments="Standard" style:font-family-generic="modern" style:font-pitch="fixed"/>
    <style:font-face style:name="Liberation Sans" svg:font-family="'Liberation Sans'"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AB_5f_A4_5f_Kopf">
      <style:table-properties style:width="16.002cm" style:page-number="auto" table:align="margins" style:writing-mode="page"/>
    </style:style>
    <style:style style:name="Tabelle2.A" style:family="table-column">
      <style:table-column-properties style:column-width="3.702cm" style:rel-column-width="2099*"/>
    </style:style>
    <style:style style:name="Tabelle2.B" style:family="table-column">
      <style:table-column-properties style:column-width="12.3cm" style:rel-column-width="6973*"/>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background-color="#dddddd" fo:padding="0.097cm" fo:border-left="0.05pt solid #000000" fo:border-right="none" fo:border-top="none" fo:border-bottom="0.05pt solid #000000">
        <style:background-image/>
      </style:table-cell-properties>
    </style:style>
    <style:style style:name="Tabelle2.B2" style:family="table-cell">
      <style:table-cell-properties fo:padding="0.097cm" fo:border-left="0.05pt solid #000000" fo:border-right="0.05pt solid #000000"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7" style:family="table-cell">
      <style:table-cell-properties fo:padding="0.097cm" fo:border-left="0.05pt solid #000000" fo:border-right="0.05pt solid #000000"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10" style:family="table-row">
      <style:table-row-properties fo:keep-together="always"/>
    </style:style>
    <style:style style:name="Tabelle2.B10" style:family="table-cell">
      <style:table-cell-properties fo:padding="0.097cm" fo:border-left="0.05pt solid #000000" fo:border-right="0.05pt solid #000000"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2.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2" fo:font-size="11pt" fo:font-weight="bold" officeooo:rsid="001a3b8c" officeooo:paragraph-rsid="001a3b8c" style:font-size-asian="11pt" style:font-weight-asian="bold" style:font-size-complex="11pt" style:font-weight-complex="bold"/>
    </style:style>
    <style:style style:name="P2" style:family="paragraph" style:parent-style-name="Table_20_Contents">
      <style:paragraph-properties fo:text-align="justify" style:justify-single-word="false"/>
      <style:text-properties officeooo:rsid="001a7f91" officeooo:paragraph-rsid="001a7f91"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fo:font-weight="bold" officeooo:rsid="001a3b8c" officeooo:paragraph-rsid="001a3b8c" style:font-size-asian="10.5pt" style:font-weight-asian="bold" style:font-weight-complex="bold"/>
    </style:style>
    <style:style style:name="P5" style:family="paragraph" style:parent-style-name="Table_20_Contents">
      <style:paragraph-properties fo:text-align="justify" style:justify-single-word="false"/>
      <style:text-properties fo:font-weight="bold" officeooo:rsid="001a7f91" officeooo:paragraph-rsid="001a7f91" style:font-size-asian="10.5pt" style:font-weight-asian="bold" style:font-weight-complex="bold"/>
    </style:style>
    <style:style style:name="P6" style:family="paragraph" style:parent-style-name="Table_20_Contents">
      <style:paragraph-properties fo:text-align="justify" style:justify-single-word="false"/>
      <style:text-properties style:font-name="Arial" fo:font-size="11pt" fo:font-weight="bold" officeooo:rsid="001a3b8c" officeooo:paragraph-rsid="001a3b8c" style:font-size-asian="10.5pt" style:font-weight-asian="bold" style:font-weight-complex="bold"/>
    </style:style>
    <style:style style:name="P7" style:family="paragraph" style:parent-style-name="Table_20_Contents">
      <style:paragraph-properties fo:text-align="justify" style:justify-single-word="false"/>
      <style:text-properties style:font-name="Arial" fo:font-size="11pt" fo:font-weight="bold" officeooo:rsid="001a7f91" officeooo:paragraph-rsid="001a7f91" style:font-size-asian="10.5pt" style:font-weight-asian="bold" style:font-weight-complex="bold"/>
    </style:style>
    <style:style style:name="P8" style:family="paragraph" style:parent-style-name="Header">
      <style:text-properties fo:font-size="6pt" style:font-size-asian="5.25pt" style:font-size-complex="6pt"/>
    </style:style>
    <style:style style:name="P9" style:family="paragraph" style:parent-style-name="Standard" style:list-style-name="L3">
      <style:paragraph-properties style:snap-to-layout-grid="false"/>
      <style:text-properties style:font-name="Arial" fo:font-size="11pt" officeooo:rsid="001f669d" officeooo:paragraph-rsid="001f895c" style:font-size-asian="10.5pt" style:font-name-complex="Liberation Serif" style:font-size-complex="12pt"/>
    </style:style>
    <style:style style:name="P10" style:family="paragraph" style:parent-style-name="Standard">
      <style:paragraph-properties style:snap-to-layout-grid="false"/>
      <style:text-properties style:font-name="Arial" fo:font-size="11pt" officeooo:rsid="002115cb" officeooo:paragraph-rsid="002115cb" style:font-size-asian="10.5pt" style:font-name-complex="Liberation Serif" style:font-size-complex="12pt"/>
    </style:style>
    <style:style style:name="P11" style:family="paragraph" style:parent-style-name="Table_20_Contents">
      <style:paragraph-properties fo:text-align="justify" style:justify-single-word="false"/>
      <style:text-properties officeooo:rsid="001f669d" officeooo:paragraph-rsid="001f669d" style:font-size-asian="10.5pt"/>
    </style:style>
    <style:style style:name="P12" style:family="paragraph" style:parent-style-name="Table_20_Contents" style:list-style-name="L1">
      <style:paragraph-properties fo:text-align="justify" style:justify-single-word="false"/>
      <style:text-properties officeooo:rsid="001f669d" officeooo:paragraph-rsid="001f669d" style:font-size-asian="10.5pt"/>
    </style:style>
    <style:style style:name="P13" style:family="paragraph" style:parent-style-name="Table_20_Contents" style:list-style-name="L1">
      <style:paragraph-properties fo:text-align="justify" style:justify-single-word="false"/>
      <style:text-properties officeooo:rsid="001f895c" officeooo:paragraph-rsid="001f895c" style:font-size-asian="10.5pt"/>
    </style:style>
    <style:style style:name="P14" style:family="paragraph" style:parent-style-name="Table_20_Contents" style:list-style-name="L2">
      <style:paragraph-properties fo:text-align="justify" style:justify-single-word="false"/>
      <style:text-properties officeooo:rsid="001f895c" officeooo:paragraph-rsid="001f895c" style:font-size-asian="10.5pt"/>
    </style:style>
    <style:style style:name="P15" style:family="paragraph" style:parent-style-name="Table_20_Contents">
      <style:paragraph-properties fo:text-align="justify" style:justify-single-word="false"/>
      <style:text-properties officeooo:rsid="001f895c" officeooo:paragraph-rsid="001f895c" style:font-size-asian="10.5pt"/>
    </style:style>
    <style:style style:name="P16" style:family="paragraph" style:parent-style-name="Table_20_Contents">
      <style:paragraph-properties fo:text-align="justify" style:justify-single-word="false"/>
      <style:text-properties officeooo:rsid="002115cb" officeooo:paragraph-rsid="002115cb" style:font-size-asian="10.5pt"/>
    </style:style>
    <style:style style:name="P17" style:family="paragraph" style:parent-style-name="Table_20_Contents">
      <style:paragraph-properties fo:text-align="justify" style:justify-single-word="false"/>
      <style:text-properties style:font-name="Arial" fo:font-size="11pt" fo:font-weight="bold" officeooo:rsid="001a7f91" officeooo:paragraph-rsid="001a7f91" style:font-size-asian="10.5pt" style:font-weight-asian="bold" style:font-weight-complex="bold"/>
    </style:style>
    <style:style style:name="T1" style:family="text">
      <style:text-properties officeooo:rsid="001c2e26"/>
    </style:style>
    <style:style style:name="T2" style:family="text">
      <style:text-properties officeooo:rsid="001cccff"/>
    </style:style>
    <style:style style:name="T3" style:family="text">
      <style:text-properties officeooo:rsid="002115cb"/>
    </style:style>
    <style:style style:name="T4" style:family="text">
      <style:text-properties officeooo:rsid="0022db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94301265360464">
          <table:table-cell table:style-name="Tabelle2.A1" table:number-columns-spanned="2" office:value-type="string">
            <text:p text:style-name="P4">Zielbestimmung</text:p>
          </table:table-cell>
          <table:covered-table-cell/>
        </table:table-row>
        <table:table-row table:style-name="TableLine94301264944512">
          <table:table-cell table:style-name="Tabelle2.A2" office:value-type="string">
            <text:p text:style-name="P6">Produkt­beschreibung</text:p>
          </table:table-cell>
          <table:table-cell table:style-name="Tabelle2.B2" office:value-type="string">
            <text:p text:style-name="P11">Es wird ein neuronales Netz entwickelt, das die Ziffern 0-9 aus einem vorgegebenen Datensatz (<text:span text:style-name="T4">hier: </text:span>mnist) mit einer sehr hohen Wahrscheinlichkeit erkennen kann. Die Ziffern des Datensatzes sind handschriftlich verfasst und nachträglich digitalisiert worden. Das neuronale Netz muss zunächst mit einem Lerndatensatz gefüttert werden, in welchem die Ziffern mit der richtigen Lösung markiert sind. In einem darauf folgenden Testset sind die Ziffern nicht mehr <text:span text:style-name="T4">m</text:span>arkiert. Das neuronale Netz gibt einen eindeutigen Lösungsvorschlag aus, <text:span text:style-name="T4">der zu einer hohen Wahrscheinlichkeit zutrifft</text:span>.</text:p>
          </table:table-cell>
        </table:table-row>
        <table:table-row table:style-name="TableLine94301264945968">
          <table:table-cell table:style-name="Tabelle2.A2" office:value-type="string">
            <text:p text:style-name="P4">Musskriterien</text:p>
          </table:table-cell>
          <table:table-cell table:style-name="Tabelle2.B3" office:value-type="string">
            <text:list xml:id="list1016381556" text:style-name="L1">
              <text:list-item>
                <text:p text:style-name="P12">Das Netzwerk hat eine Eingabe-Layer, ein Hidden-Layer und ein Ausgabe-Layer.</text:p>
              </text:list-item>
              <text:list-item>
                <text:p text:style-name="P12">Das neuronale Netz kann mit unterschiedlichen Daten gefüttert werden, solange diese digitalisiert sind und in einem Bildformat von 28x28 Pixeln vorhanden <text:span text:style-name="T4">sind</text:span> oder in dieses Format ohne drastischen Informationsverlust <text:span text:style-name="T4">umgewandelt</text:span> werden kann.</text:p>
              </text:list-item>
              <text:list-item>
                <text:p text:style-name="P13">Innerhalb eines Grafikprogramms kann der/die Benutzer/in eine Ziffer mit der Maus zeichnen. Daraufhin wird diese Ziffer dem neuronalen Netz zugefügt und das Programm gibt eine eindeutigen Lösungsvorschlag für die gezeichnete Ziffer an. Der Lösungsvorschlag <text:span text:style-name="T4">ist häufig korrekt</text:span>.</text:p>
              </text:list-item>
            </text:list>
          </table:table-cell>
        </table:table-row>
        <table:table-row table:style-name="TableLine94301170711968">
          <table:table-cell table:style-name="Tabelle2.A2" office:value-type="string">
            <text:p text:style-name="P4">Wunschkriterien</text:p>
          </table:table-cell>
          <table:table-cell table:style-name="Tabelle2.B4" office:value-type="string">
            <text:list xml:id="list2245256621" text:style-name="L2">
              <text:list-item>
                <text:p text:style-name="P14">Es gibt eine graphische Ausgabe, welche die Gewichtung der einzelnen Neuronen veranschaulicht. </text:p>
              </text:list-item>
              <text:list-item>
                <text:p text:style-name="P14">Der Lösungsvorschlag der manuellen Eingabe der Ziffer ist nicht nur häufig sonder<text:span text:style-name="T4">n mit der ähnlichen Wahrscheinlichkeit wie die Ziffern aus dem Testset</text:span> zutreffend.</text:p>
              </text:list-item>
            </text:list>
          </table:table-cell>
        </table:table-row>
        <table:table-row table:style-name="TableLine94301170712784">
          <table:table-cell table:style-name="Tabelle2.A2" office:value-type="string">
            <text:p text:style-name="P4">Abgrenzungs­kriterien</text:p>
          </table:table-cell>
          <table:table-cell table:style-name="Tabelle2.B5" office:value-type="string">
            <text:list xml:id="list1180149077" text:style-name="L3">
              <text:list-item>
                <text:p text:style-name="P9">Das neuronale Netz kann lediglich Ziffern zwischen 0-9 erkennen. Es kann keine Zahlen wie z.B. 23 erkennen und ist nicht in der Lage andere Bilddarstellungen auszuwerten.</text:p>
              </text:list-item>
              <text:list-item>
                <text:p text:style-name="P9">Das neuronale Netz besitzt nur ein Hidden-Layer.</text:p>
              </text:list-item>
            </text:list>
          </table:table-cell>
        </table:table-row>
        <table:table-row table:style-name="TableLine94301170713600">
          <table:table-cell table:style-name="Tabelle2.A6" table:number-columns-spanned="2" office:value-type="string">
            <text:p text:style-name="P5">Produkteinsatz</text:p>
          </table:table-cell>
          <table:covered-table-cell/>
        </table:table-row>
        <table:table-row table:style-name="TableLine94301170714864">
          <table:table-cell table:style-name="Tabelle2.A2" office:value-type="string">
            <text:p text:style-name="P7">Anwendungs­bereiche</text:p>
          </table:table-cell>
          <table:table-cell table:style-name="Tabelle2.B7" office:value-type="string">
            <text:p text:style-name="P15">Das neuronale Netz dient dazu, erste Berührungspunkte mit dem Bereich de<text:span text:style-name="T4">s maschinellen Lernens </text:span>aufzubauen. Durch die Möglichkeit der Eingabe einzelner Ziffern und deren Erkennung wird das Interesse der Nutzung einer solchen Software gefördert.</text:p>
          </table:table-cell>
        </table:table-row>
        <table:table-row table:style-name="TableLine94301170715568">
          <table:table-cell table:style-name="Tabelle2.A2" office:value-type="string">
            <text:p text:style-name="P5">Zielgruppen</text:p>
          </table:table-cell>
          <table:table-cell table:style-name="Tabelle2.B8" office:value-type="string">
            <text:p text:style-name="P15">Es werden zwei Zielgruppen gleichermaßen angesprochen. Einerseits <text:span text:style-name="T4">wird</text:span> durch die Analyse des kommentierten Quellcodes und der darin verwendeten Pakete eine<text:span text:style-name="T3"> Leserschaft angesprochen, die schon Wissen in Bezug </text:span><text:span text:style-name="T4">auf n</text:span><text:span text:style-name="T3">euronalen Netze besitzt</text:span>. Anderseits <text:span text:style-name="T4">soll auch das Interesse von</text:span> Menschen, die noch wenig bis keine Erfahrung mit maschinellem Lernen gesammelt haben, durch die Anwendungsfunktionen <text:span text:style-name="T4">geweckt werden</text:span>.</text:p>
          </table:table-cell>
        </table:table-row>
        <table:table-row table:style-name="TableLine94301170716384">
          <table:table-cell table:style-name="Tabelle2.A2" office:value-type="string">
            <text:p text:style-name="P7">Benutzer­oberfläche</text:p>
          </table:table-cell>
          <table:table-cell table:style-name="Tabelle2.B9" office:value-type="string">
            <text:p text:style-name="P10">Die Layer und die Gewichtung der Neuronen sind in der Implementierung festgelegt und benötigen keine Benutzeroberfläche. Die graphische Eingabefunktion für die Ziffern und die graphische Ausgabefunktion der Gewichtung der Neuronen stützen sich auf <text:span text:style-name="T4">das </text:span>gfx-Modul ab.</text:p>
          </table:table-cell>
        </table:table-row>
        <text:soft-page-break/>
        <table:table-row table:style-name="Tabelle2.10">
          <table:table-cell table:style-name="Tabelle2.A2" office:value-type="string">
            <text:p text:style-name="P3">Gesetze, Normen, Sicherheitsanfor­derungen, Plattform-abhängigkeiten, ...</text:p>
          </table:table-cell>
          <table:table-cell table:style-name="Tabelle2.B10" office:value-type="string">
            <text:p text:style-name="P16">Das gfx-Modul muss auf dem Rechner installiert sein. Die Datensets aus dem mnist-Packet sind frei im Internet verfügbar. Die Umsetzung des neuronalen Netzes in go stützt sich teilweise auf Vorlagen von anderen Programmiersprachen ab. Auch diese Informationen sind frei und nicht proprietär im Internet verfügbar. </text:p>
          </table:table-cell>
        </table:table-row>
        <table:table-row table:style-name="TableLine94301170813664">
          <table:table-cell table:style-name="Tabelle2.A6" table:number-columns-spanned="2" office:value-type="string">
            <text:p text:style-name="P5">Technische Anforderungen</text:p>
          </table:table-cell>
          <table:covered-table-cell/>
        </table:table-row>
        <table:table-row table:style-name="TableLine94301170814368">
          <table:table-cell table:style-name="Tabelle2.A2" office:value-type="string">
            <text:p text:style-name="P5">Notwendige Software</text:p>
          </table:table-cell>
          <table:table-cell table:style-name="Tabelle2.B12" office:value-type="string">
            <text:p text:style-name="P16">Linux, Windows oder iOS</text:p>
            <text:p text:style-name="P16">Go</text:p>
            <text:p text:style-name="P16">Packete: gfx, fmt, </text:p>
          </table:table-cell>
        </table:table-row>
        <table:table-row table:style-name="TableLine94301170815072">
          <table:table-cell table:style-name="Tabelle2.A2" office:value-type="string">
            <text:p text:style-name="P5">Notwendige Hardware</text:p>
          </table:table-cell>
          <table:table-cell table:style-name="Tabelle2.B13" office:value-type="string">
            <text:p text:style-name="P16">x86-PC, Bildschirm, Tatstatur, Maus</text:p>
          </table:table-cell>
        </table:table-row>
        <table:table-row table:style-name="TableLine94301170815888">
          <table:table-cell table:style-name="Tabelle2.A2" office:value-type="string">
            <text:p text:style-name="P5">Produkt­schnittstellen</text:p>
          </table:table-cell>
          <table:table-cell table:style-name="Tabelle2.B14" office:value-type="string">
            <text:p text:style-name="P2"/>
          </table:table-cell>
        </table:table-row>
      </table:table>
      <text:p text:style-name="AB_5f_Absatz_5f_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nBJS" svg:font-family="SenBJS"/>
    <style:font-face style:name="Arial3" svg:font-family="Arial" style:font-family-generic="swiss"/>
    <style:font-face style:name="Courier New" svg:font-family="'Courier New'" style:font-adornments="Standard" style:font-family-generic="modern" style:font-pitch="fixed"/>
    <style:font-face style:name="Liberation Sans" svg:font-family="'Liberation Sans'"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enBJS" fo:font-family="SenBJ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_5f_Absatz_5f_normal" style:display-name="AB_Absatz_normal" style:family="paragraph" style:parent-style-name="Standard">
      <style:paragraph-properties fo:margin-top="0cm" fo:margin-bottom="0.101cm" style:contextual-spacing="false" fo:text-align="justify" style:justify-single-word="false" style:writing-mode="page"/>
      <style:text-properties style:font-name="Arial" fo:font-family="Arial" style:font-style-name="Standard" style:font-family-generic="swiss" style:font-pitch="variable" fo:font-size="11pt" officeooo:rsid="000de341" style:font-size-asian="10.5pt"/>
    </style:style>
    <style:style style:name="AB_5f_Absatz_5f_eingerückt" style:display-name="AB_Absatz_eingerückt" style:family="paragraph" style:parent-style-name="AB_5f_Absatz_5f_normal" style:next-style-name="AB_5f_Absatz_5f_normal">
      <style:paragraph-properties fo:margin-left="0.801cm" fo:margin-right="0cm" fo:text-indent="0cm" style:auto-text-indent="false">
        <style:tab-stops>
          <style:tab-stop style:position="0.801cm"/>
        </style:tab-stops>
      </style:paragraph-properties>
    </style:style>
    <style:style style:name="AB_5f_Absatz_5f_eingerückt2" style:display-name="AB_Absatz_eingerückt2" style:family="paragraph" style:parent-style-name="AB_5f_Absatz_5f_eingerückt" style:next-style-name="AB_5f_Absatz_5f_normal">
      <style:paragraph-properties fo:margin-left="1.499cm" fo:margin-right="0cm" fo:text-indent="-1.499cm" style:auto-text-indent="false">
        <style:tab-stops>
          <style:tab-stop style:position="1.499cm"/>
        </style:tab-stops>
      </style:paragraph-properties>
    </style:style>
    <style:style style:name="AB_5f_Überschrift1" style:display-name="AB_Überschrift1" style:family="paragraph" style:parent-style-name="AB_5f_Absatz_5f_normal" style:next-style-name="AB_5f_Absatz_5f_normal">
      <style:paragraph-properties fo:text-align="center" style:justify-single-word="false"/>
      <style:text-properties style:text-underline-style="solid" style:text-underline-width="auto" style:text-underline-color="font-color" fo:font-weight="bold" style:font-size-asian="10.5pt"/>
    </style:style>
    <style:style style:name="AB_5f_Überschrift2" style:display-name="AB_Überschrift2" style:family="paragraph" style:parent-style-name="AB_5f_Absatz_5f_normal" style:next-style-name="AB_5f_Absatz_5f_normal" style:master-page-name="">
      <style:paragraph-properties fo:margin-top="0.3cm" fo:margin-bottom="0.101cm" style:contextual-spacing="false" fo:text-align="start" style:justify-single-word="false" style:page-number="auto"/>
      <style:text-properties style:text-line-through-style="none" style:text-line-through-type="none" style:text-underline-style="none" fo:font-weight="bold" style:font-size-asian="10.5pt"/>
    </style:style>
    <style:style style:name="AB_5f_Absatz_5f_Abstand" style:display-name="AB_Absatz_Abstand" style:family="paragraph" style:parent-style-name="AB_5f_Absatz_5f_normal" style:next-style-name="AB_5f_Absatz_5f_normal">
      <style:paragraph-properties fo:margin-top="0cm" fo:margin-bottom="0.3cm" style:contextual-spacing="false" style:writing-mode="page"/>
    </style:style>
    <style:style style:name="AB_5f_Lückentext" style:display-name="AB_Lückentext" style:family="paragraph" style:parent-style-name="AB_5f_Absatz_5f_normal">
      <style:paragraph-properties fo:line-height="150%" style:writing-mode="page"/>
    </style:style>
    <style:style style:name="Frame_20_contents" style:display-name="Frame contents" style:family="paragraph" style:parent-style-name="Standard" style:class="extra"/>
    <style:style style:name="AB_5f_Code" style:display-name="AB_Code" style:family="paragraph" style:parent-style-name="Frame_20_contents" style:master-page-name="">
      <loext:graphic-properties draw:fill="none" draw:fill-color="#729fcf"/>
      <style:paragraph-properties style:page-numb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Courier New" fo:font-family="'Courier New'" style:font-style-name="Standard" style:font-family-generic="modern" style:font-pitch="fixed" fo:font-size="11pt"/>
    </style:style>
    <style:style style:name="AB_5f_Überschrift3" style:display-name="AB_Überschrift3" style:family="paragraph" style:parent-style-name="AB_5f_Überschrift2" style:next-style-name="AB_5f_Absatz_5f_normal">
      <style:text-properties style:text-underline-style="solid" style:text-underline-width="auto" style:text-underline-color="font-color" fo:font-weight="normal"/>
    </style:style>
    <style:style style:name="AB_5f_Überschrift2_5f_ohne" style:display-name="AB_Überschrift2_ohne" style:family="paragraph" style:parent-style-name="AB_5f_Überschrift2" style:next-style-name="AB_5f_Absatz_5f_normal">
      <style:paragraph-properties fo:margin-top="0cm" fo:margin-bottom="0.101cm" style:contextual-spacing="false"/>
    </style:style>
    <style:style style:name="Numbering_20_Symbols" style:display-name="Numbering Symbols" style:family="text"/>
    <style:style style:name="Lückentext" style:family="text">
      <style:text-properties fo:color="#eeeeee" loext:opacity="100%" style:font-name="Liberation Sans2" fo:font-family="'Liberation Sans'" style:font-style-name="Standard" style:font-family-generic="swiss" style:font-pitch="variable" fo:letter-spacing="0.141cm" style:text-underline-style="solid" style:text-underline-width="auto" style:text-underline-color="#000000" style:font-size-asian="10.5pt" loext:shadow="none"/>
    </style:style>
    <style:style style:name="AB_5f_Normal" style:display-name="AB_Normal" style:family="text">
      <style:text-properties fo:color="#000000" loext:opacity="100%" style:font-name="Arial" fo:font-family="Arial" style:font-style-name="Standard"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AB_5f_Abdecken" style:display-name="AB_Abdecken" style:family="graphic">
      <style:graphic-properties svg:width="16cm" fo:min-height="1cm" svg:x="0cm" svg:y="0cm" fo:margin-left="0cm" fo:margin-right="0.199cm" fo:margin-top="0.199cm" fo:margin-bottom="0cm" style:wrap="right" style:number-wrapped-paragraphs="no-limit" style:wrap-contour="false" style:vertical-pos="from-top" style:vertical-rel="page-content" style:horizontal-pos="left" style:horizontal-rel="page-content" fo:background-color="#ffffff" style:background-transparency="0%" draw:fill="solid" draw:fill-color="#ffffff" draw:opacity="100%"/>
    </style:style>
    <style:style style:name="AB_5f_Text" style:display-name="AB_Text" style:family="graphic">
      <style:graphic-properties svg:width="16cm" fo:min-height="1cm" svg:x="0cm" svg:y="0cm" fo:margin-top="0.199cm" fo:margin-bottom="0.199cm" style:wrap="none" style:vertical-pos="from-top" style:vertical-rel="page-content" style:horizontal-pos="from-left" style:horizontal-rel="page-content" fo:background-color="transparent" draw:fill="none" draw:fill-color="#729fcf" fo:padding="0.049cm" fo:border="0.06pt solid #000000"/>
    </style:style>
    <style:style style:name="AB_5f_Bild" style:display-name="AB_Bild" style:family="graphic">
      <style:graphic-properties svg:x="0cm" svg:y="0cm" fo:margin-left="0.3cm" fo:margin-right="0cm" fo:margin-top="0.199cm" fo:margin-bottom="0.199cm" style:wrap="parallel" style:number-wrapped-paragraphs="no-limit" style:wrap-contour="false" style:vertical-pos="from-top" style:vertical-rel="page-content" style:horizontal-pos="right" style:horizontal-rel="page-content"/>
    </style:style>
    <style:style style:name="AB_5f_Code" style:display-name="AB_Code" style:family="graphic">
      <style:graphic-properties svg:width="16cm" fo:min-height="0.041cm" svg:x="0cm" svg:y="0cm" style:wrap="none" style:vertical-pos="from-top" style:vertical-rel="page-content" style:horizontal-pos="from-left" style:horizontal-rel="page-content"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_5f_Aufzählung1" style:display-name="AB_Aufzählung1">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text:style-name="Numbering_20_Symbols" style:num-prefix="("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text:style-name="Numbering_20_Symbols" style:num-prefix="(" style:num-suffix=")" style:num-format="i">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style:num-suffix=")" style:num-format="i">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style:num-suffix=")" style:num-format="i">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style:num-suffix=")" style:num-format="i">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style:num-suffix=")" style:num-format="i">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style:num-suffix=")" style:num-format="i">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style:num-suffix=")" style:num-format="i">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AB_5f_Aufzählung2" style:display-name="AB_Aufzählung2">
      <text:list-level-style-number text:level="1"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a">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_5f_Symbole1" style:display-name="AB_Symbole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cm" table:align="left"/>
    </style:style>
    <style:style style:name="Tabelle1.A" style:family="table-column">
      <style:table-column-properties style:column-width="1.395cm"/>
    </style:style>
    <style:style style:name="Tabelle1.B" style:family="table-column">
      <style:table-column-properties style:column-width="13.204cm"/>
    </style:style>
    <style:style style:name="Tabelle1.C" style:family="table-column">
      <style:table-column-properties style:column-width="1.401cm"/>
    </style:style>
    <style:style style:name="Tabelle1.1" style:family="table-row">
      <style:table-row-properties style:row-height="0.88cm"/>
    </style:style>
    <style:style style:name="Tabelle1.A1" style:family="table-cell">
      <style:table-cell-properties style:vertical-align="middle" fo:padding="0.097cm" fo:border-left="1pt solid #000000" fo:border-right="none" fo:border-top="1pt solid #000000" fo:border-bottom="1pt solid #000000"/>
    </style:style>
    <style:style style:name="Tabelle1.B1" style:family="table-cell">
      <style:table-cell-properties style:vertical-align="middle" fo:padding="0.097cm" fo:border-left="none" fo:border-right="none" fo:border-top="1pt solid #000000" fo:border-bottom="1pt solid #000000"/>
    </style:style>
    <style:style style:name="Tabelle1.C1" style:family="table-cell">
      <style:table-cell-properties style:vertical-align="middle" fo:padding="0.097cm" fo:border-left="none" fo:border-right="1pt solid #000000" fo:border-top="1pt solid #000000" fo:border-bottom="1pt solid #000000"/>
    </style:style>
    <style:style style:name="MP1" style:family="paragraph" style:parent-style-name="Header">
      <style:text-properties fo:font-size="6pt" style:font-size-asian="5.25pt" style:font-size-complex="6pt"/>
    </style:style>
    <style:style style:name="MP2" style:family="paragraph" style:parent-style-name="Table_20_Contents">
      <style:paragraph-properties fo:text-align="center" style:justify-single-word="false"/>
      <style:text-properties style:font-name="Arial2" fo:font-size="11pt" fo:font-weight="bold" officeooo:rsid="001a3b8c" officeooo:paragraph-rsid="001a3b8c" style:font-size-asian="11pt" style:font-weight-asian="bold" style:font-size-complex="11pt" style:font-weight-complex="bold"/>
    </style:style>
    <style:style style:name="MT1" style:family="text">
      <style:text-properties officeooo:rsid="001c2e26"/>
    </style:style>
    <style:style style:name="MT2" style:family="text">
      <style:text-properties officeooo:rsid="001cccff"/>
    </style:style>
    <style:page-layout style:name="Mpm1">
      <style:page-layout-properties fo:page-width="21.001cm" fo:page-height="29.7cm" style:num-format="1" style:print-orientation="portrait" fo:margin-top="1.6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99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1.6cm" fo:margin-bottom="2cm" fo:margin-left="2.401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AB_5f_A4_5f_Kopf" style:display-name="AB_A4_Kopf" style:page-layout-name="Mpm2" draw:style-name="Mdp1" style:next-style-name="AB_5f_A4_5f_Folge">
      <style:head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2">SWP</text:p>
            </table:table-cell>
            <table:table-cell table:style-name="Tabelle1.B1" office:value-type="string">
              <text:p text:style-name="MP2"><text:span text:style-name="MT1">Vorlage </text:span><text:span text:style-name="MT2">Analyse / Lastenheft</text:span></text:p>
            </table:table-cell>
            <table:table-cell table:style-name="Tabelle1.C1" office:value-type="string">
              <text:p text:style-name="MP2">LWB</text:p>
            </table:table-cell>
          </table:table-row>
        </table:table>
        <text:p text:style-name="MP1"/>
      </style:header>
    </style:master-page>
    <style:master-page style:name="AB_5f_A4_5f_Folge" style:display-name="AB_A4_Folg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0:52:52.619000000</meta:creation-date>
    <meta:editing-duration>PT1H19M11S</meta:editing-duration>
    <meta:editing-cycles>3</meta:editing-cycles>
    <meta:generator>LibreOffice/7.1.5.2$Linux_X86_64 LibreOffice_project/10$Build-2</meta:generator>
    <dc:title>AB_A4_Kopf</dc:title>
    <dc:date>2022-05-02T12:08:55.594074012</dc:date>
    <meta:document-statistic meta:table-count="2" meta:image-count="0" meta:object-count="0" meta:page-count="2" meta:paragraph-count="33" meta:word-count="440" meta:character-count="3303" meta:non-whitespace-character-count="2900"/>
    <meta:template xlink:type="simple" xlink:actuate="onRequest" xlink:title="AB_A4_Kopf" xlink:href="../../../../Baustein/formular/formular/Formular_LO_FM/FM_LO/AB_A4_Kopf.ott" meta:date="2020-12-29T10:54:29.884000000"/>
  </office:meta>
</office:document-meta>
</file>